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bd70" officeooo:paragraph-rsid="001dbd70"/>
    </style:style>
    <style:style style:name="P2" style:family="paragraph" style:parent-style-name="Standard">
      <style:text-properties fo:font-weight="bold" officeooo:rsid="001dbd70" officeooo:paragraph-rsid="001dbd70" style:font-weight-asian="bold" style:font-weight-complex="bold"/>
    </style:style>
    <style:style style:name="P3" style:family="paragraph" style:parent-style-name="Standard">
      <style:text-properties officeooo:rsid="001f8b0f" officeooo:paragraph-rsid="001f8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Useful Links for technical prespective</text:p>
      <text:p text:style-name="P1"/>
      <text:p text:style-name="P1"/>
      <text:p text:style-name="P1">Code reviews practice</text:p>
      <text:p text:style-name="P1"/>
      <text:p text:style-name="P1"><text:a xlink:type="simple" xlink:href="https://blogs.msdn.microsoft.com/vsappcenter/how-the-visual-studio-mobile-center-team-does-code-review/">https://blogs.msdn.microsoft.com/vsappcenter/how-the-visual-studio-mobile-center-team-does-code-review/</text:a></text:p>
      <text:p text:style-name="P1"/>
      <text:p text:style-name="P3">Mono repos:</text:p>
      <text:p text:style-name="P3"><text:a xlink:type="simple" xlink:href="https://blogs.msdn.microsoft.com/vsappcenter/how-mono-repo-and-one-infra-help-us-deliver-a-better-developer-experience/">https://blogs.msdn.microsoft.com/vsappcenter/how-mono-repo-and-one-infra-help-us-deliver-a-better-developer-experience/</text:a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08:08:19.245928000</meta:creation-date>
    <dc:date>2018-07-28T08:17:59.284045000</dc:date>
    <meta:editing-duration>PT7M33S</meta:editing-duration>
    <meta:editing-cycles>2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5" meta:word-count="12" meta:character-count="292" meta:non-whitespace-character-count="285"/>
  </office:meta>
</office:document-meta>
</file>